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UrbanBody">
      <style:text-properties fo:font-weight="normal" style:font-weight-asian="normal" style:font-weight-complex="normal"/>
    </style:style>
    <style:style style:name="P5" style:family="paragraph" style:parent-style-name="UrbanBody">
      <style:text-properties style:text-line-through-style="non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line-through-style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text:id="ct179189856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177884936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177955232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1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1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certificat d'urbanisme n°1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text:span text:style-name="T1">Import depuis reference.odt</text:span></text:p>
      <text:p text:style-name="UrbanBody"/>
      <text:p text:style-name="UrbanBody">Je soussigné, mandaté par l'Administration Communale <text:text-input text:description="Nom de la commune préfixé par &lt;de&gt; ou &lt;d'&gt;">tool.getCityName(prefixed=True)</text:text-input> certifie que <text:span text:style-name="T4"><text:text-input text:description="Signalétique des demandeurs">self.getApplicantsSignaletic()</text:text-input></text:span></text:p>
      <text:p text:style-name="P5"/>
      <text:p text:style-name="UrbanBody"><office:annotation><dc:creator>Gauthier Bastien</dc:creator><dc:date>2011-02-21T10:09:27</dc:date><text:p text:style-name="P6"><text:span text:style-name="T7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6"><text:span text:style-name="T6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6"><text:span text:style-name="T6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6"><text:span text:style-name="T6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6"><text:span text:style-name="T6">do text if not len(self.getParcels()) &gt; 1</text:span></text:p></office:annotation><text:text-input text:description="Lieu des travaux">self.getWorkLocationSignaletic()</text:text-input> et inscrite au cadastre, <text:text-input text:description="Détails des parcelles">self.getPortionOutsText()</text:text-input></text:p>
      <text:p text:style-name="UrbanBody"><office:annotation><dc:creator>Gauthier Bastien</dc:creator><dc:date>2011-02-21T10:13:40</dc:date><text:p text:style-name="P6"><text:span text:style-name="T6">do text if len(self.getParcels()) &gt; 1</text:span></text:p></office:annotation><text:text-input text:description="Lieu des travaux">self.getWorkLocationSignaletic()</text:text-input> et inscrite(s) au cadastre, <text:text-input text:description="Détails des parcelles">self.getPortionOutsText()</text:text-input></text:p>
      <text:p text:style-name="P4"><text:span text:style-name="T5"><office:annotation><dc:creator>Gauthier Bastien</dc:creator><dc:date>2011-02-21T10:13:40</dc:date><text:p text:style-name="P6"><text:span text:style-name="T6">do text if not len(self.getApplicants()) &gt; 1</text:span></text:p></office:annotation></text:span><text:span text:style-name="T5">a déposé une demande de certificat d'urbanisme n°1</text:span></text:p>
      <text:p text:style-name="P4"><office:annotation><dc:creator>Gauthier Bastien</dc:creator><dc:date>2011-02-21T10:14:06</dc:date><text:p text:style-name="P6"><text:span text:style-name="T6">do text if len(self.getApplicants()) &gt; 1</text:span></text:p></office:annotation>ont déposé <text:span text:style-name="T5">une demande de certificat d'urbanisme n°1</text:span>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179189856"/>self.displayValue(self.getFoldermanagers()[0].Vocabulary('grade')[0], self.getFoldermanagers()[0].getGrade())<text:change-end text:change-id="ct179189856"/></text:p>
      <text:p text:style-name="UrbanBody"><text:tab/><text:tab/><text:tab/><text:tab/><text:tab/><text:tab/><text:tab/><text:change-start text:change-id="ct177884936"/>self.getFoldermanagers()[0].getName2()<text:change-end text:change-id="ct177884936"/> <text:change-start text:change-id="ct177955232"/>self.getFoldermanagers()[0].getName1()<text:change-end text:change-id="ct1779552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9-19T12:40:03</dc:date>
    <dc:language>fr-FR</dc:language>
    <meta:editing-cycles>85</meta:editing-cycles>
    <meta:editing-duration>PT12H27M37S</meta:editing-duration>
    <dc:creator>Gauthier Bastien</dc:creator>
    <meta:document-statistic meta:table-count="0" meta:image-count="0" meta:object-count="0" meta:page-count="1" meta:paragraph-count="16" meta:word-count="91" meta:character-count="1030"/>
    <meta:user-defined meta:name="Info 1"/>
    <meta:user-defined meta:name="Info 2"/>
    <meta:user-defined meta:name="Info 3"/>
    <meta:user-defined meta:name="Info 4"/>
  </office:meta>
</office:document-meta>
</file>